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5cm" svg:height="5.25cm" svg:x="2.77cm" svg:y="1.78cm">
          <text:p text:style-name="P1"><text:span text:style-name="T1">Stat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9cm" svg:height="5.13cm" svg:x="15.68cm" svg:y="1.78cm">
          <text:p text:style-name="P1"><text:span text:style-name="T1">State 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5.33cm" svg:height="0.71cm" svg:x="3.36cm" svg:y="2.8cm">
          <text:p text:style-name="P1"><text:span text:style-name="T1">Source ref: Acivation i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5.33cm" svg:height="0.71cm" svg:x="3.36cm" svg:y="3.51cm">
          <text:p text:style-name="P1"><text:span text:style-name="T1">Dest ref: Data i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5.33cm" svg:height="0.71cm" svg:x="11.93cm" svg:y="2.76cm">
          <text:p text:style-name="P1"><text:span text:style-name="T1">Dest ref: Acivation i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5.33cm" svg:height="0.71cm" svg:x="11.93cm" svg:y="3.47cm">
          <text:p text:style-name="P1"><text:span text:style-name="T1">Srct ref: Data ifac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69cm" svg:y1="3.155cm" svg:x2="11.93cm" svg:y2="3.115cm" draw:start-shape="id1" draw:start-glue-point="1" draw:end-shape="id2" draw:end-glue-point="3" svg:d="m8690 3155 3240-40">
          <text:p/>
        </draw:connector>
        <draw:connector draw:style-name="gr3" draw:text-style-name="P1" draw:layer="layout" draw:type="line" svg:x1="11.93cm" svg:y1="3.825cm" svg:x2="8.69cm" svg:y2="3.865cm" draw:start-shape="id3" draw:start-glue-point="3" draw:end-shape="id4" draw:end-glue-point="1" svg:d="m11930 3825-3240 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ri Borisov</meta:initial-creator>
    <meta:creation-date>2010-12-14T18:50:41</meta:creation-date>
    <dc:date>2010-12-14T18:58:33</dc:date>
    <dc:creator>Yuri Borisov</dc:creator>
    <meta:editing-duration>PT00H07M56S</meta:editing-duration>
    <meta:editing-cycles>1</meta:editing-cycles>
    <meta:generator>OpenOffice.org/3.2$Linux OpenOffice.org_project/320m12$Build-9483</meta:generator>
    <meta:document-statistic meta:object-count="8"/>
  </office:meta>
</office:document-meta>
</file>